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erImpl.doThrow( Throwable ... toBeThrow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ubberImpl.doNo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erImpl.doCallReal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erImpl.doReturnValues( Object ... toBeReturne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ubberImpl.doThrow( Class &lt; ? extends Throwable &gt; toBeThrown , Class &lt; ? extends Throwable &gt; ... nextToBeThrow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ubberImpl.doReturn( Object toBeReturned , Object ... nextToBeRetur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erImpl.doThrow( Class &lt; ? extends Throwable &gt; toBeThrow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ubberImpl.StubberImpl( Strictness strict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berImpl.when( T moc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ubberImpl.doAnswer( Answer answ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erImpl.doReturn( Object toBeReturn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